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Trebuchet MS1" svg:font-family="'Trebuchet MS'" style:font-adornments="Regular" style:font-family-generic="swiss"/>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MS Gothic" svg:font-family="'MS Gothic'"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 svg:font-family="'Trebuchet MS'" style:font-adornments="Regular"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Table2" style:family="table">
      <style:table-properties style:width="5.4375in" fo:margin-left="0.775in" fo:margin-right="0.7125in" table:align="margins"/>
    </style:style>
    <style:style style:name="Table2.A" style:family="table-column">
      <style:table-column-properties style:column-width="5.4375in" style:rel-column-width="7830*"/>
    </style:style>
    <style:style style:name="Table2.A1" style:family="table-cell">
      <style:table-cell-properties fo:padding="0.0382in" fo:border="0.0007in solid #000000"/>
    </style:style>
    <style:style style:name="Table1" style:family="table">
      <style:table-properties style:width="2.7792in" table:align="left"/>
    </style:style>
    <style:style style:name="Table1.A" style:family="table-column">
      <style:table-column-properties style:column-width="0.4056in"/>
    </style:style>
    <style:style style:name="Table1.B" style:family="table-column">
      <style:table-column-properties style:column-width="0.4868in"/>
    </style:style>
    <style:style style:name="Table1.F" style:family="table-column">
      <style:table-column-properties style:column-width="0.4264in"/>
    </style:style>
    <style:style style:name="Table1.A1" style:family="table-cell">
      <style:table-cell-properties style:vertical-align="middle" fo:padding="0.0417in" fo:border="none"/>
    </style:style>
    <style:style style:name="P1" style:family="paragraph" style:parent-style-name="Text_20_body" style:list-style-name="L1"/>
    <style:style style:name="P2" style:family="paragraph" style:parent-style-name="Table_20_Contents">
      <style:paragraph-properties fo:padding="0.0193in" fo:border="0.0138in solid #000000"/>
    </style:style>
    <style:style style:name="P3" style:family="paragraph" style:parent-style-name="Table_20_Contents">
      <style:paragraph-properties fo:padding="0.0193in" fo:border="0.0008in solid #000000"/>
    </style:style>
    <style:style style:name="T1" style:family="text">
      <style:text-properties fo:font-style="italic"/>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2">Middle Endianness</text:p>
      <text:p text:style-name="Standard"/>
      <text:p text:style-name="Standard">From : <text:a xlink:type="simple" xlink:href="http://en.wikipedia.org/wiki/Endianness">http://en.wikipedia.org/wiki/Endianness</text:a></text:p>
      <text:p text:style-name="Standard"/>
      <table:table table:name="Table2" table:style-name="Table2">
        <table:table-column table:style-name="Table2.A"/>
        <table:table-row>
          <table:table-cell table:style-name="Table2.A1" office:value-type="string">
            <text:p text:style-name="Text_20_body">... for instance, stored some 32-bit words, counting from the most significant, as: 2nd byte first, then 1st, then 4th, and finally 3rd.</text:p>
            <text:list text:style-name="L1">
              <text:list-item>
                <text:p text:style-name="P1"><text:span text:style-name="T1">storage of a 32-bit word on a PDP-11</text:span> </text:p>
              </text:list-item>
            </text:list>
            <table:table table:name="Table1" table:style-name="Table1">
              <table:table-column table:style-name="Table1.A"/>
              <table:table-column table:style-name="Table1.B" table:number-columns-repeated="4"/>
              <table:table-column table:style-name="Table1.F"/>
              <table:table-row>
                <table:table-cell table:style-name="Table1.A1" table:number-columns-spanned="6" office:value-type="string">
                  <text:p text:style-name="Table_20_Contents"><text:span text:style-name="T1">increasing addresses</text:span>  →</text:p>
                </table:table-cell>
                <table:covered-table-cell/>
                <table:covered-table-cell/>
                <table:covered-table-cell/>
                <table:covered-table-cell/>
                <table:covered-table-cell/>
              </table:table-row>
              <table:table-row>
                <table:table-cell table:style-name="Table1.A1" office:value-type="string">
                  <text:p text:style-name="P2"><text:span text:style-name="Teletype">...</text:span></text:p>
                </table:table-cell>
                <table:table-cell table:style-name="Table1.A1" office:value-type="string">
                  <text:p text:style-name="P3"><text:span text:style-name="Teletype">0x0B</text:span></text:p>
                </table:table-cell>
                <table:table-cell table:style-name="Table1.A1" office:value-type="string">
                  <text:p text:style-name="P3"><text:span text:style-name="Teletype">0x0A</text:span></text:p>
                </table:table-cell>
                <table:table-cell table:style-name="Table1.A1" office:value-type="string">
                  <text:p text:style-name="P3"><text:span text:style-name="Teletype">0x0D</text:span></text:p>
                </table:table-cell>
                <table:table-cell table:style-name="Table1.A1" office:value-type="string">
                  <text:p text:style-name="P3"><text:span text:style-name="Teletype">0x0C</text:span></text:p>
                </table:table-cell>
                <table:table-cell table:style-name="Table1.A1" office:value-type="string">
                  <text:p text:style-name="P2"><text:span text:style-name="Teletype">...</text:span></text:p>
                </table:table-cell>
              </table:table-row>
            </table:table>
            <text:p text:style-name="Text_20_body"/>
            <text:p text:style-name="Text_20_body">Note that this can be interpreted as storing the most significant "half" (16-bits) followed by the less significant half (as if big-endian) but with each half stored in little-endian format. This ordering is known as <text:span text:style-name="T1">PDP-endianness</text:span>.</text:p>
          </table:table-cell>
        </table:table-row>
      </table:table>
      <text:p text:style-name="Text_20_body"/>
      <text:p text:style-name="Standard"/>
      <text:p text:style-name="Standard">Should this format be supported ? Perl can support this thru use of Pack / Unpack . Since Bdpl tries to parse files thru defining a record structure, this can be take care of in a similar manner. Eg :</text:p>
      <text:p text:style-name="Standard"/>
      <text:p text:style-name="code">// define a new kind of int that takes care of endianness</text:p>
      <text:p text:style-name="code">struct Int </text:p>
      <text:p text:style-name="code">{</text:p>
      <text:p text:style-name="code"><text:s text:c="4"/>byte[4] <text:s/>_data satisfies {1} // satisfies {1} is always true</text:p>
      <text:p text:style-name="code"><text:s text:c="8"/>then </text:p>
      <text:p text:style-name="code"><text:s text:c="8"/>{</text:p>
      <text:p text:style-name="code"><text:s text:c="12"/>if(endianness == 0) // little</text:p>
      <text:p text:style-name="code"><text:s text:c="16"/>//make _data little endian</text:p>
      <text:p text:style-name="code"><text:s text:c="12"/>else if (endianness == 1 ) // big</text:p>
      <text:p text:style-name="code"><text:s text:c="16"/>// make _data big endian</text:p>
      <text:p text:style-name="code"><text:s text:c="12"/>else if (endianness == 2 ) // middle</text:p>
      <text:p text:style-name="code"><text:s text:c="16"/>// make data middle endian</text:p>
      <text:p text:style-name="code"><text:s text:c="8"/>}</text:p>
      <text:p text:style-name="code">};</text:p>
      <text:p text:style-name="code"/>
      <text:p text:style-name="code">// use it like this :</text:p>
      <text:p text:style-name="code">struct some_file</text:p>
      <text:p text:style-name="code">{</text:p>
      <text:p text:style-name="code"><text:s text:c="4"/>Int aa_from_file;</text:p>
      <text:p text:style-name="code"><text:s text:c="4"/>// And define a regular int with fieldize 0 which holds a “usable” int</text:p>
      <text:p text:style-name="code"><text:s text:c="4"/>// value. Note that the above Int's integer value will always be usable is</text:p>
      <text:p text:style-name="code"><text:s text:c="4"/>// we first assign it to a real int.</text:p>
      <text:p text:style-name="code"><text:s text:c="4"/>int aa_int_val (fieldsize 0 ) satisfies {1} </text:p>
      <text:p text:style-name="code"><text:soft-page-break/><text:s text:c="8"/>then {aa_int_val=aa_from_file;} ;</text:p>
      <text:p text:style-name="code">}</text:p>
      <text:p text:style-name="Standard">Note that fieldsize 0 is not yet usably implemented since it (at present) means that the element reads 0 bits from input specified. Thus, when performing an operation like : </text:p>
      <text:p text:style-name="code">a=5 </text:p>
      <text:p text:style-name="Standard">If a has fieldsize 0, then it will read 0 bits from the Rhs (the constant 5 in this case). Thus, we wont <text:s/>be able to initialize a to anything ever. To get around this, we can change the definition of fieldsize to be : “The size of the element when the element is being read from a file on disk “ . Thus, operations in memory will work as if fieldsize is equal to bitsize of the element, but when reading form a file, the fieldsize will be the specified size. I'm not sure if this is the right thing to do, because this has other implications.</text:p>
      <text:p text:style-name="Standard"/>
      <text:p text:style-name="Heading_20_2">Unix file program </text:p>
      <text:p text:style-name="Standard"/>
      <text:p text:style-name="Standard">The file program supports Middle endianness. file reads the magic file(s) and applies tests to the input file. <text:s/>Thus, we should be able to parse the magic file (which is non trivial), and apply tests to the input file (The easy way to do this is iteratively).</text:p>
      <text:p text:style-name="Standard"/>
      <text:p text:style-name="Standard">Reading the magic file : Since magic file is a text file and (in the loosest sense of the phrase) human readable, it is not easy to parse it in bdpl . <text:s/>Bdpl would have to handle regexps in the source program (i.e a “file” program written in Bdpl) and also in the data (I.e, in the data that the “file” program in Bdpl reads). </text:p>
      <text:p text:style-name="Standard">Regexps / CFG support in source are required cause everything in the magic file is of variable length, integers are specified in C style (so we need an int parser), <text:s/>One way to do this is to add a way to make [*] arrays stop matching. Since the stop rule for every field will be “\t” (cause all values are \t delimited), everything until a \t could go into a [*] array for the field. The, we would have to write procedures to decipher the type of the field and convert the field to the type. This is not trivial in Bdpl.</text:p>
      <text:p text:style-name="Standard"/>
      <text:p text:style-name="Standard">A compiled version of the magic file is available which needs to be investigated. This might be easier to read in (but we will still need to read in Strings and regexps and apply regexps to data).</text:p>
      <text:p text:style-name="Standard"/>
      <text:p text:style-name="Standard">Assuming there is some way to ask Bdpl to stop matching the [*] array (we assume the existence of a stop keyword) , each magic rule would be something of the following form in Bdpl :</text:p>
      <text:p text:style-name="Standard">struct magic_rule</text:p>
      <text:p text:style-name="Standard">{</text:p>
      <text:p text:style-name="Standard"><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Trebuchet MS1" svg:font-family="'Trebuchet MS'" style:font-adornments="Regular" style:font-family-generic="swiss"/>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MS Gothic" svg:font-family="'MS Gothic'"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 svg:font-family="'Trebuchet MS'" style:font-adornments="Regular"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1" fo:font-size="11pt"/>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text-transform="capitalize" fo:color="#000080" fo:font-size="75%" style:text-underline-style="none"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class="text" style:master-page-name="">
      <style:paragraph-properties fo:margin-top="0in" fo:margin-bottom="0in" style:page-number="auto">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1" fo:font-size="10.5pt" fo:font-style="italic"/>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y_20_body_20_text" style:display-name="My body text" style:family="paragraph" style:parent-style-name="Text_20_body" style:auto-update="true" style:class="list" style:master-page-name="">
      <style:paragraph-properties fo:margin-left="0.0417in" fo:margin-right="0in" fo:line-height="150%" fo:text-align="start" style:justify-single-word="false" fo:text-indent="0in" style:auto-text-indent="true" style:page-number="auto"/>
      <style:text-properties style:font-name="Trebuchet MS2" fo:font-size="10pt" style:font-size-asian="10pt" style:font-size-complex="10pt"/>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code-small" style:family="paragraph" style:parent-style-name="code">
      <style:text-properties fo:font-size="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kshay Pundle</meta:initial-creator>
    <meta:creation-date>2008-01-02T00:19:06</meta:creation-date>
    <dc:creator>Akshay Pundle</dc:creator>
    <dc:date>2008-01-02T02:53:03</dc:date>
    <meta:editing-cycles>4</meta:editing-cycles>
    <meta:editing-duration>PT2H11M54S</meta:editing-duration>
    <meta:user-defined meta:name="Info 1"/>
    <meta:user-defined meta:name="Info 2"/>
    <meta:user-defined meta:name="Info 3"/>
    <meta:user-defined meta:name="Info 4"/>
    <meta:document-statistic meta:table-count="2" meta:image-count="0" meta:object-count="0" meta:page-count="2" meta:paragraph-count="49" meta:word-count="654" meta:character-count="3718"/>
  </office:meta>
</office:document-meta>
</file>